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e4de"/>
    </style:style>
    <style:style style:name="P2" style:family="paragraph" style:parent-style-name="Standard">
      <style:text-properties fo:font-size="16pt" officeooo:paragraph-rsid="0008e4de" style:font-size-asian="16pt" style:font-size-complex="16pt"/>
    </style:style>
    <style:style style:name="P3" style:family="paragraph" style:parent-style-name="Standard">
      <style:text-properties officeooo:paragraph-rsid="000969cb"/>
    </style:style>
    <style:style style:name="P4" style:family="paragraph" style:parent-style-name="Standard">
      <style:paragraph-properties fo:text-align="justify" style:justify-single-word="false"/>
      <style:text-properties officeooo:paragraph-rsid="0008e4de"/>
    </style:style>
    <style:style style:name="P5" style:family="paragraph" style:parent-style-name="Standard">
      <style:paragraph-properties fo:text-align="justify" style:justify-single-word="false"/>
      <style:text-properties officeooo:paragraph-rsid="000969cb"/>
    </style:style>
    <style:style style:name="T1" style:family="text">
      <style:text-properties officeooo:rsid="0008e4de"/>
    </style:style>
    <style:style style:name="T2" style:family="text">
      <style:text-properties officeooo:rsid="00096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rganisation des soutenances et du tournoi p</text:span><text:span text:style-name="T1">our le projet GrandPrix</text:span></text:p>
      <text:p text:style-name="P1"><text:span text:style-name="T1"/></text:p>
      <text:p text:style-name="P3"><text:span text:style-name="T2">Organisation</text:span></text:p>
      <text:p text:style-name="P3"><text:span text:style-name="T2"/></text:p>
      <text:p text:style-name="P4"><text:span text:style-name="T1">Les soutenances auront lieux les jeudi 19 et/</text:span><text:span text:style-name="T2">ou</text:span><text:span text:style-name="T1"> vendredi 20 juin entre 8h à 19h.</text:span></text:p>
      <text:p text:style-name="P5"><text:span text:style-name="T2">Le tournoi aura lieu le vendredi (matin ou après-midi suivant l'organisation des soutenances).</text:span></text:p>
      <text:p text:style-name="P5"><text:span text:style-name="T2">Vous devez remettre un rapport de qqs pages (4 à 6) au format papier lors de la soutenance (il devra également être déposé sur moodle).</text:span></text:p>
      <text:p text:style-name="P5"><text:span text:style-name="T2"/></text:p>
      <text:p text:style-name="P5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Lebrun</meta:initial-creator>
    <meta:creation-date>2014-06-03T11:05:06</meta:creation-date>
    <dc:date>2014-06-03T13:37:16</dc:date>
    <dc:creator>Gilles Lebrun</dc:creator>
    <meta:editing-duration>PT2H17M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64" meta:character-count="388" meta:non-whitespace-character-count="329"/>
  </office:meta>
</office:document-meta>
</file>